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2fce" officeooo:paragraph-rsid="002a2fce"/>
    </style:style>
    <style:style style:name="P2" style:family="paragraph" style:parent-style-name="Heading_20_3">
      <style:text-properties officeooo:rsid="002b56e6" officeooo:paragraph-rsid="002b56e6"/>
    </style:style>
    <style:style style:name="P3" style:family="paragraph" style:parent-style-name="Standard">
      <style:text-properties officeooo:rsid="002a2fce" officeooo:paragraph-rsid="002a2fce"/>
    </style:style>
    <style:style style:name="P4" style:family="paragraph" style:parent-style-name="Standard">
      <style:text-properties officeooo:rsid="003328c6" officeooo:paragraph-rsid="003328c6"/>
    </style:style>
    <style:style style:name="P5" style:family="paragraph" style:parent-style-name="Standard">
      <style:text-properties officeooo:rsid="0033751c" officeooo:paragraph-rsid="0033751c"/>
    </style:style>
    <style:style style:name="P6" style:family="paragraph" style:parent-style-name="Standard">
      <style:text-properties officeooo:rsid="0036bb4c" officeooo:paragraph-rsid="0036bb4c"/>
    </style:style>
    <style:style style:name="P7" style:family="paragraph" style:parent-style-name="Standard">
      <style:text-properties officeooo:rsid="0037039f" officeooo:paragraph-rsid="0037039f"/>
    </style:style>
    <style:style style:name="P8" style:family="paragraph" style:parent-style-name="Text_20_body">
      <style:text-properties officeooo:paragraph-rsid="002b56e6"/>
    </style:style>
    <style:style style:name="P9" style:family="paragraph" style:parent-style-name="Text_20_body">
      <style:text-properties officeooo:rsid="002df6f9" officeooo:paragraph-rsid="002df6f9"/>
    </style:style>
    <style:style style:name="P10" style:family="paragraph" style:parent-style-name="Text_20_body">
      <style:text-properties officeooo:rsid="003032c3" officeooo:paragraph-rsid="003032c3"/>
    </style:style>
    <style:style style:name="P11" style:family="paragraph" style:parent-style-name="Text_20_body">
      <style:text-properties officeooo:rsid="003032c3" officeooo:paragraph-rsid="00356bd8"/>
    </style:style>
    <style:style style:name="T1" style:family="text">
      <style:text-properties officeooo:rsid="002c97ee"/>
    </style:style>
    <style:style style:name="T2" style:family="text">
      <style:text-properties officeooo:rsid="00356b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Добавить карточками:</text:h>
      <text:p text:style-name="P8">https://www.gastronom.ru/recipe/60794/svinina-s-gribami-v-smetannom-souse</text:p>
      <text:p text:style-name="P10">----------</text:p>
      <text:p text:style-name="P10">Сочная отбивная из курочки с грибами (без сыра)</text:p>
      <text:p text:style-name="P10">Такой способ приготовления очень простой, курицу можно заменить на свинину будет тоже очень вкусно.</text:p>
      <text:p text:style-name="P10"/>
      <text:p text:style-name="P10">Ингредиенты:</text:p>
      <text:p text:style-name="P10">Филе куриной грудки 1 кг</text:p>
      <text:p text:style-name="P10">Лук репчатый 1-2 шт</text:p>
      <text:p text:style-name="P10">Грибы 100 г (шампиньоны)</text:p>
      <text:p text:style-name="P10">Майонез 100-150 г</text:p>
      <text:p text:style-name="P10">Растительное масло</text:p>
      <text:p text:style-name="P10">Мука</text:p>
      <text:p text:style-name="P10">Соль/перец и специи по вкусу</text:p>
      <text:p text:style-name="P10">Яйцо куриное 1 шт</text:p>
      <text:p text:style-name="P10"/>
      <text:p text:style-name="P10">Готовлю по этому рецепту еще с 2017 года, всегда получается очень вкусно и сочно, надеюсь видео было вам полезным. </text:p>
      <text:p text:style-name="P11">----------------</text:p>
      <text:p text:style-name="P11"><text:span text:style-name="T2">Большие ракушки с сыром</text:span>­</text:p>
      <text:p text:style-name="P8">https://t.me/Dacookersminds/3574</text:p>
      <text:h text:style-name="Heading_20_3" text:outline-level="3">Попробовать:</text:h>
      <text:p text:style-name="Standard"/>
      <text:p text:style-name="Standard">Запеканка из тыквы с манкой</text:p>
      <text:p text:style-name="Standard"><text:a xlink:type="simple" xlink:href="https://food.ru/recipes/29033-zapekanka-iz-tykvy-s-mankoi" text:style-name="Internet_20_link" text:visited-style-name="Visited_20_Internet_20_Link">https://food.ru/recipes/29033-zapekanka-iz-tykvy-s-mankoi</text:a></text:p>
      <text:p text:style-name="Standard"/>
      <text:p text:style-name="Standard">Цветная капуста в кляре</text:p>
      <text:p text:style-name="Standard"><text:a xlink:type="simple" xlink:href="https://www.edimdoma.ru/retsepty/17721-tsvetnaya-kapusta-v-klyare" text:style-name="Internet_20_link" text:visited-style-name="Visited_20_Internet_20_Link">https://www.edimdoma.ru/retsepty/17721-tsvetnaya-kapusta-v-klyare</text:a></text:p>
      <text:p text:style-name="Standard"/>
      <text:p text:style-name="Standard">Датские булочки</text:p>
      <text:p text:style-name="Standard"><text:a xlink:type="simple" xlink:href="https://www.edimdoma.ru/retsepty/152150-datskie-bulochki" text:style-name="Internet_20_link" text:visited-style-name="Visited_20_Internet_20_Link">https://www.edimdoma.ru/retsepty/152150-datskie-bulochki</text:a></text:p>
      <text:p text:style-name="Standard"/>
      <text:p text:style-name="Standard">Тыквенный суп с булгуром</text:p>
      <text:p text:style-name="Standard"><text:a xlink:type="simple" xlink:href="https://www.edimdoma.ru/retsepty/152835-tykvennyy-sup-s-bulgurom" text:style-name="Internet_20_link" text:visited-style-name="Visited_20_Internet_20_Link">https://www.edimdoma.ru/retsepty/152835-tykvennyy-sup-s-bulgurom</text:a></text:p>
      <text:p text:style-name="Standard"/>
      <text:p text:style-name="Standard">Ароматный фасолевый суп</text:p>
      <text:p text:style-name="Standard"><text:a xlink:type="simple" xlink:href="https://www.edimdoma.ru/retsepty/151652-aromatnyy-fasolevyy-sup" text:style-name="Internet_20_link" text:visited-style-name="Visited_20_Internet_20_Link"><text:soft-page-break/>https://www.edimdoma.ru/retsepty/151652-aromatnyy-fasolevyy-sup</text:a></text:p>
      <text:p text:style-name="Standard"/>
      <text:p text:style-name="Standard">Рассольник с копченой грудинкой</text:p>
      <text:p text:style-name="Standard"><text:a xlink:type="simple" xlink:href="https://www.edimdoma.ru/retsepty/151781-rassolnik-s-kopchenoy-grudinkoy" text:style-name="Internet_20_link" text:visited-style-name="Visited_20_Internet_20_Link">https://www.edimdoma.ru/retsepty/151781-rassolnik-s-kopchenoy-grudinkoy</text:a></text:p>
      <text:p text:style-name="Standard"/>
      <text:p text:style-name="Standard">Запеченная треска под горчичным соусом</text:p>
      <text:p text:style-name="Standard"><text:a xlink:type="simple" xlink:href="https://www.edimdoma.ru/retsepty/74066-zapechennaya-treska-pod-gorchichnym-sousom" text:style-name="Internet_20_link" text:visited-style-name="Visited_20_Internet_20_Link">https://www.edimdoma.ru/retsepty/74066-zapechennaya-treska-pod-gorchichnym-sousom</text:a></text:p>
      <text:p text:style-name="Standard"/>
      <text:p text:style-name="Standard">Индейка в соусе карри</text:p>
      <text:p text:style-name="Standard"><text:a xlink:type="simple" xlink:href="https://www.iamcook.ru/showrecipe/25962" text:style-name="Internet_20_link" text:visited-style-name="Visited_20_Internet_20_Link">https://www.iamcook.ru/showrecipe/25962</text:a></text:p>
      <text:p text:style-name="Standard"/>
      <text:p text:style-name="Standard">Пшеничная каша с мясом и тыквой</text:p>
      <text:p text:style-name="Standard"><text:a xlink:type="simple" xlink:href="https://www.edimdoma.ru/retsepty/74295-pshenichnaya-kasha-s-myasom-i-tykvoy" text:style-name="Internet_20_link" text:visited-style-name="Visited_20_Internet_20_Link">https://www.edimdoma.ru/retsepty/74295-pshenichnaya-kasha-s-myasom-i-tykvoy</text:a></text:p>
      <text:p text:style-name="Standard"/>
      <text:p text:style-name="Standard">Рыба в сметане, запеченная в духовке</text:p>
      <text:p text:style-name="Standard"><text:a xlink:type="simple" xlink:href="https://vkusno-i-prosto.ru/receipt/ryba-v-smetane-zapechennaya-v-duxovke/" text:style-name="Internet_20_link" text:visited-style-name="Visited_20_Internet_20_Link">https://vkusno-i-prosto.ru/receipt/ryba-v-smetane-zapechennaya-v-duxovke/</text:a></text:p>
      <text:p text:style-name="Standard"/>
      <text:p text:style-name="Standard">Салат из баклажанов и печёного перца с соусом "Наршараб"</text:p>
      <text:p text:style-name="Standard"><text:a xlink:type="simple" xlink:href="https://www.gastronom.ru/recipe/44315/salat-iz-baklazhanov-i-pechyonogo-perca-s-sousom-narsharab" text:style-name="Internet_20_link" text:visited-style-name="Visited_20_Internet_20_Link">https://www.gastronom.ru/recipe/44315/salat-iz-baklazhanov-i-pechyonogo-perca-s-sousom-narsharab</text:a></text:p>
      <text:p text:style-name="Standard"/>
      <text:p text:style-name="Standard">Фунчоза с креветками</text:p>
      <text:p text:style-name="Standard"><text:a xlink:type="simple" xlink:href="https://povar.ru/recipes/funchoza_s_krevetkami-41953.html" text:style-name="Internet_20_link" text:visited-style-name="Visited_20_Internet_20_Link">https://povar.ru/recipes/funchoza_s_krevetkami-41953.html</text:a></text:p>
      <text:p text:style-name="Standard"/>
      <text:p text:style-name="Standard">Салат из помидоров черри с заправкой</text:p>
      <text:p text:style-name="Standard"><text:a xlink:type="simple" xlink:href="https://eda.ru/recepty/salaty/salat-iz-pomidorov-cherri-s-zapravkoy-125243" text:style-name="Internet_20_link" text:visited-style-name="Visited_20_Internet_20_Link">https://eda.ru/recepty/salaty/salat-iz-pomidorov-cherri-s-zapravkoy-125243</text:a></text:p>
      <text:p text:style-name="Standard"/>
      <text:p text:style-name="P1">Фаршированные кальмары (найти)</text:p>
      <text:p text:style-name="P1"/>
      <text:p text:style-name="P1">Калифорнийский суп с семгой</text:p>
      <text:p text:style-name="P1"><text:a xlink:type="simple" xlink:href="https://www.edimdoma.ru/retsepty/7613-kaliforniyskiy-sup-s-semgoy" text:style-name="Internet_20_link" text:visited-style-name="Visited_20_Internet_20_Link">https://www.edimdoma.ru/retsepty/7613-kaliforniyskiy-sup-s-semgoy</text:a></text:p>
      <text:p text:style-name="P1"/>
      <text:p text:style-name="P1">-----------------</text:p>
      <text:p text:style-name="P1">Пряное масло, идеальная заправка для салата и не только.</text:p>
      <text:p text:style-name="P1">Очень простой и эффектный способ усилить вкус салата с помощью одного ингредиента - прямого масла.</text:p>
      <text:p text:style-name="P1"/>
      <text:p text:style-name="P1">Ингредиенты:</text:p>
      <text:p text:style-name="P1">Растительное масло 500 мл</text:p>
      <text:p text:style-name="P1">Оливковое масло 500 мл </text:p>
      <text:p text:style-name="P1">Тимьян 5 г</text:p>
      <text:p text:style-name="P1">Розмарин 5 г</text:p>
      <text:p text:style-name="P1">Чеснок 5 долек</text:p>
      <text:p text:style-name="P1">Душистый перец 5 г</text:p>
      <text:p text:style-name="P1"/>
      <text:p text:style-name="P1">Способ приготовления:</text:p>
      <text:p text:style-name="P1">Смешиваем все ингредиенты, ставим на огонь, разогреваем масло, но не доводим до кипения, как только тимьян и другие ингредиенты начнут шипеть и издавать характерный звук, можно убирать с плиты.</text:p>
      <text:p text:style-name="P1">Оставляем охлаждаться и настаиваться масло на 12 часов. Процеживаем и убираем в холодильник.</text:p>
      <text:p text:style-name="P1"/>
      <text:p text:style-name="P1"><text:soft-page-break/>Отлично подходит для греческого салата, овощного и многим другим, а еще отлично подходит к хлебушку.</text:p>
      <text:p text:style-name="P1">------------------</text:p>
      <text:p text:style-name="P1">Курочка с белой фасолью и томатной сальсой.</text:p>
      <text:p text:style-name="P1"/>
      <text:p text:style-name="P1">Это один из немногих рецептов которые удивят вас своей простотой приготовления и новым вкусом.</text:p>
      <text:p text:style-name="P1"/>
      <text:p text:style-name="P1">Ингридиенты:</text:p>
      <text:p text:style-name="P1">Филе грудки курицы 1 кг (мариновал в приправе для курицы, соль, перец, запекал 180 градусов 20 минут)</text:p>
      <text:p text:style-name="P1">Фасоль белая консервированная 1 банка </text:p>
      <text:p text:style-name="P1">Томаты 150 г (нарезал мелким кубиком)</text:p>
      <text:p text:style-name="P1">Лук репчатый 150 г </text:p>
      <text:p text:style-name="P1">Томатная паста 50 г</text:p>
      <text:p text:style-name="P1">Соль/перец по вкусу </text:p>
      <text:p text:style-name="P1">Сахар 10 г</text:p>
      <text:p text:style-name="P1">Кинза 5 г</text:p>
      <text:p text:style-name="P1">Чеснок 10 г</text:p>
      <text:p text:style-name="P1"/>
      <text:p text:style-name="P1">Способ приготовления:</text:p>
      <text:p text:style-name="P1">1. Филе грудки курицы нарезаем кубиком, маринуем специями и запекаем 20 минут в духовке.</text:p>
      <text:p text:style-name="P1">2. За 10 минут до готовности, начинаем готовить соус, нарезаем лук, томаты и начинаем готовить.</text:p>
      <text:p text:style-name="P1">3. Уменьшаем огонь до минимума, добавляем нашу запеченую курочку в соус, доводим до вкуса специями, все перемешиваем, томим 5 минут и убираем с огня. </text:p>
      <text:p text:style-name="P1"/>
      <text:p text:style-name="P1">Получается очень насыщенный томатный соус с курочкой и фасолью, на гарнир отлично подойдет рис. </text:p>
      <text:p text:style-name="P1">-------------------------------------</text:p>
      <text:p text:style-name="P1"/>
      <text:p text:style-name="P1">Технология приготовления куриный биточков с моцареллой. Простой и очень вкусный рецепт.</text:p>
      <text:p text:style-name="P1"/>
      <text:p text:style-name="P1">Ингредиенты:</text:p>
      <text:p text:style-name="P1">Филе грудки курицы или фарш куриный 1 кг</text:p>
      <text:p text:style-name="P1">Хлеб без корочки 100 г</text:p>
      <text:p text:style-name="P1">Сливки 22% 150 мл</text:p>
      <text:p text:style-name="P1">Соль 10 г</text:p>
      <text:p text:style-name="P1">Сыр моцарелла 150 г</text:p>
      <text:p text:style-name="P1">Панировочные сухари панко </text:p>
      <text:p text:style-name="P1">Растительное масло для жарки </text:p>
      <text:p text:style-name="P4">------------------------------</text:p>
      <text:p text:style-name="P4">панкейки без жарки.</text:p>
      <text:p text:style-name="P4"/>
      <text:p text:style-name="P4">Ингредиенты:</text:p>
      <text:p text:style-name="P4">Яйцо куриное - 2 шт</text:p>
      <text:p text:style-name="P4">Сахар - 2 ст.л</text:p>
      <text:p text:style-name="P4">Молоко 3.2% - 200 мл</text:p>
      <text:p text:style-name="P4">Мука - 250 г</text:p>
      <text:p text:style-name="P4">Растительное масло - 2 ст.л </text:p>
      <text:p text:style-name="P4"><text:soft-page-break/>Разрыхлитель - 10 г</text:p>
      <text:p text:style-name="P4"/>
      <text:p text:style-name="P4">Такие панкейки получаются очень вкусные и пышные, буду очень рад если вы поддержите видео лайком и канал подпиской.</text:p>
      <text:p text:style-name="P4">-------------------------------------</text:p>
      <text:p text:style-name="P4">Технология приготовления маринованного лука.</text:p>
      <text:p text:style-name="P4"/>
      <text:p text:style-name="P4">Ингредиенты:</text:p>
      <text:p text:style-name="P4">Лук красный - 100 г</text:p>
      <text:p text:style-name="P4">Уксус красный винный - 30 мл</text:p>
      <text:p text:style-name="P4">Сахар - 10 г</text:p>
      <text:p text:style-name="P4">Соль - 3 г</text:p>
      <text:p text:style-name="P4">Перец черный молотый - 1 г</text:p>
      <text:p text:style-name="P4"/>
      <text:p text:style-name="P4">Такой способ маринования лук является универсальным.</text:p>
      <text:p text:style-name="P4">Буду очень рад если вы поддержите видео лайком и канал подпиской, чтобы узнать еще больше готового и интересного из мира кулинарии.</text:p>
      <text:p text:style-name="P5">---------------------------------------</text:p>
      <text:p text:style-name="P5">Полная технология приготовления люля-кебаб из индейки на гриле с лепешкой и соусом дзадзыки.</text:p>
      <text:p text:style-name="P5"/>
      <text:p text:style-name="P5">В данном видео вы узнатете как готовится это блюдо и его вариант подачи. В следующем видео расскажу более подробно о лепешке, соусе томатном чили и маринованном луке.</text:p>
      <text:p text:style-name="P5"/>
      <text:p text:style-name="P5">Ингредиенты:</text:p>
      <text:p text:style-name="P5">Люля-кебаб индейка - 150 г выход - 130 г</text:p>
      <text:p text:style-name="P5">Лепешка - 125 г выход - 100 г</text:p>
      <text:p text:style-name="P5">Соус томатный чили </text:p>
      <text:p text:style-name="P5">Соус дзадзыки </text:p>
      <text:p text:style-name="P5">Маринованный лук </text:p>
      <text:p text:style-name="P5">Кинза </text:p>
      <text:p text:style-name="P5">Укроп</text:p>
      <text:p text:style-name="P5">Микрозелень в асс.</text:p>
      <text:p text:style-name="P5">-----------------------------------------------</text:p>
      <text:p text:style-name="P5">Технологический процесс приготовления турецкого курабье с изюмом 10/10 </text:p>
      <text:p text:style-name="P5"/>
      <text:p text:style-name="P5">Однозначно вы должны попробовать приготовить такое печенье, процесс приготовления не сложный, но требует снаровки и умения работать с инструментом, но я в вас верю и готов поспорить что вы с этим справитесь на ура!</text:p>
      <text:p text:style-name="P5"/>
      <text:p text:style-name="P5">Ингридиенты:</text:p>
      <text:p text:style-name="P5"/>
      <text:p text:style-name="P5">Ингредиенты</text:p>
      <text:p text:style-name="P5">Масло растительное - 120 мл</text:p>
      <text:p text:style-name="P5">Мука - 400 г</text:p>
      <text:p text:style-name="P5">Изюм светлый - 80 г</text:p>
      <text:p text:style-name="P5">Йогурт натуральный - 150 мл</text:p>
      <text:p text:style-name="P5">Сахар - 150 г</text:p>
      <text:p text:style-name="P5">Яйца - 2 шт.</text:p>
      <text:p text:style-name="P5">Соль - 2 г</text:p>
      <text:p text:style-name="P5">Разрыхлитель - 10 г</text:p>
      <text:p text:style-name="P5">------------------------------------------------</text:p>
      <text:p text:style-name="P1"><text:soft-page-break/></text:p>
      <text:p text:style-name="P1"/>
      <text:p text:style-name="Standard">Готовим мясные тефтели из говяжьего фарша.</text:p>
      <text:p text:style-name="Standard">Лучший рецепт тефтелек за мои 10 лет на кухне, а готовил я по разному и в разных форматах.</text:p>
      <text:p text:style-name="Standard"/>
      <text:p text:style-name="Standard">Ингредиенты:</text:p>
      <text:p text:style-name="Standard">Фарш говяжий 1 кг</text:p>
      <text:p text:style-name="Standard">Лук репчатый 300 гр сырой </text:p>
      <text:p text:style-name="Standard">Рис янтарь <text:s/>отварной 250 гр</text:p>
      <text:p text:style-name="Standard">Соль/перец по вкусу </text:p>
      <text:p text:style-name="Standard">Яйцо куриное 1 шт</text:p>
      <text:p text:style-name="Standard">Вода 50-100 мл </text:p>
      <text:p text:style-name="Standard"/>
      <text:p text:style-name="Standard">Способ приготовление:</text:p>
      <text:p text:style-name="Standard">1. Жарим лук на среднем огне до готовности. Тут есть несколько вариантов, можете в лук добавить чеснок 3-4 зубчика, чеснок придаст приятную нотку тефтелькам еще добавьте тимьян и Сливочное масло, тогда вообще будет пушка.</text:p>
      <text:p text:style-name="Standard">2. Прокручиваем через мясорубку мясо, лук.</text:p>
      <text:p text:style-name="Standard">3. Добавляем к фаршу рис, яйца, соль/перец и хорошо перемешиваем.</text:p>
      <text:p text:style-name="Standard">4. Формируем тефтельки любого размера и веса, лучше всего по 55-60 гр.</text:p>
      <text:p text:style-name="P6">-----------------------------------------</text:p>
      <text:p text:style-name="P6">нгредиенты для приготовления кекса:</text:p>
      <text:p text:style-name="P6"/>
      <text:p text:style-name="P6">Яйцо 2 шт.</text:p>
      <text:p text:style-name="P6">Сахар 1 стакан (240 г)</text:p>
      <text:p text:style-name="P6">Мука 1 стакан (120 г)</text:p>
      <text:p text:style-name="P6">Какао 4 ст.л. (55 г)</text:p>
      <text:p text:style-name="P6">Молока 1 стакан (240 мл)</text:p>
      <text:p text:style-name="P6">Растительное масло ч.л.</text:p>
      <text:p text:style-name="P6">Ванильный сахар 2 ч.л. (10г)</text:p>
      <text:p text:style-name="P6">Разрыхлитель 3 ч.л. (15г)</text:p>
      <text:p text:style-name="P6">-------------------------------------</text:p>
      <text:p text:style-name="P6">Роман бутылка Соусы, которые превращают блюда в шедевры</text:p>
      <text:p text:style-name="P7">-------------------------------------</text:p>
      <text:p text:style-name="P7">Найти рецепт Харч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9:16:57.998985453</meta:creation-date>
    <meta:generator>LibreOffice/7.4.7.2$Linux_X86_64 LibreOffice_project/40$Build-2</meta:generator>
    <dc:date>2025-10-18T19:37:17.757376014</dc:date>
    <meta:editing-duration>PT3H33M10S</meta:editing-duration>
    <meta:editing-cycles>33</meta:editing-cycles>
    <meta:document-statistic meta:table-count="0" meta:image-count="0" meta:object-count="0" meta:page-count="5" meta:paragraph-count="164" meta:word-count="880" meta:character-count="6594" meta:non-whitespace-character-count="5860"/>
  </office:meta>
</office:document-meta>
</file>